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6 – EXERCÍCIOS – COMUNICAÇÃO INTER-PROCESSOS (IPC)</text:p>
      <text:p text:style-name="P3">Objetivo: entender como diferentes processos podem se comunicar e compartilhar recursos</text:p>
      <text:p text:style-name="P5">Nota: os códigos-fonte para estes exercícios estão o diretório ipc.</text:p>
      <text:p text:style-name="P4">Exercício 1</text:p>
      <text:p text:style-name="P3">Objetivo: entender como processos podem se comunicar enviando sinais.</text:p>
      <text:p text:style-name="P2"/>
      <text:p text:style-name="P5">Analise o código fonte de sinais.c.</text:p>
      <text:p text:style-name="P5">a) Identifique todas as funções que você não tem certeza sobre o que fazem.</text:p>
      <text:p text:style-name="P5">b) Compile e execute o programa. À partir das saídas que foram escritas, o que é possível inferir sobre essas funções?</text:p>
      <text:p text:style-name="P5">c) A função sigquit() executa no processo pai ou no processo filho? Ela é iniciada por uma ação no processo pai ou no processo filho?</text:p>
      <text:p text:style-name="P4"/>
      <text:p text:style-name="P4">Exercício 2</text:p>
      <text:p text:style-name="P3">Objetivo: entender o funcionamento de mmap</text:p>
      <text:p text:style-name="P5"/>
      <text:p text:style-name="P5">Analise o código fonte de memory_map.c</text:p>
      <text:p text:style-name="P5">a) A variável (*b) do processo filho é a mesma (*b) do processo pai? Execute o programa e confirme ou rejeite a sua hipótese.</text:p>
      <text:p text:style-name="P5">b) Use as manpages (man mmap) para entender o significado dos parâmetros de mmap().</text:p>
      <text:p text:style-name="P4"/>
      <text:p text:style-name="P4">Exercício 3</text:p>
      <text:p text:style-name="P3">Objetivo: entender como processos revezam nos processadores da máquina</text:p>
      <text:p text:style-name="P5"/>
      <text:p text:style-name="P5">Analise o código fonte de divide_work.c. </text:p>
      <text:p text:style-name="P5">a) Quantos processos-filho são gerados? Qual é a constante que define esse número?</text:p>
      <text:p text:style-name="P5">b) O trabalho realizado pelos processos-filho é o mesmo realizado pelo processo-pai? Se não, qual é a diferença?</text:p>
      <text:p text:style-name="P5">c) Faça uma hipótese sobre a ordem em que os comandos printf() serão executados. Depois, execute o programa algumas vezes. Sua hipótese se confirma? Qual é a ordem em que os processos são executados? Realize o mesmo teste, variando o valor de N.</text:p>
      <text:p text:style-name="P5"/>
      <text:p text:style-name="P4">Exercício 4</text:p>
      <text:p text:style-name="P3">Objetivo: entender o que significam condições de corrida</text:p>
      <text:p text:style-name="P5"/>
      <text:p text:style-name="P5">Analise o código fonte de memory_map_divide_work.c. </text:p>
      <text:p text:style-name="P5">a) Em que ordem os processos-filho deverão terminar?</text:p>
      <text:p text:style-name="P5">b) O que deverá ser impresso na tela na última linha do programa?</text:p>
      <text:p text:style-name="P5">c) O comportamento do programa é consistente, isto é, é o mesmo toda execução? Essa consistência ou inconsistência é responsabilidade do programador ou do sistema operacional?</text:p>
      <text:p text:style-name="P5"/>
      <text:p text:style-name="P4">Exercício 5</text:p>
      <text:p text:style-name="P3">Objetivo: entender situações em que condições de corrida podem ser significativamente prejudiciais ao programa</text:p>
      <text:p text:style-name="P5"/>
      <text:p text:style-name="P5">Analise o código fonte de memory_map_2.c.</text:p>
      <text:p text:style-name="P5">a) Antes de executar o programa, encontre o ponto em que há uma condição de corrida, isto é, em que a ordem de execução dos processos irá alterar o resultado do programa.</text:p>
      <text:p text:style-name="P5">b) Execute o programa. O que acontec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4-19T20:38:04</meta:creation-date>
    <dc:date>2018-04-19T21:35:12</dc:date>
    <dc:creator>Tiago Tavares</dc:creator>
    <meta:editing-duration>PT57M8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31" meta:word-count="372" meta:character-count="2290"/>
  </office:meta>
</office:document-meta>
</file>